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9.834cm" fo:min-width="9.584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53cm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5.324cm" fo:min-width="5.074cm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53cm" draw:marker-start="Arrow_20_concave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Fine_20_Dashed" svg:stroke-width="0.053cm" draw:marker-start="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solid" draw:fill-color="#000000" draw:textarea-horizontal-align="center" draw:textarea-vertical-align="middle" fo:min-height="0.07cm" draw:shadow="hidden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348cm" fo:min-width="3.799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000000"/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4cm" svg:y1="8.4cm" svg:x2="20.78cm" svg:y2="8.4cm">
          <text:p/>
        </draw:line>
        <draw:line draw:style-name="gr1" draw:text-style-name="P1" draw:layer="layout" svg:x1="8.02cm" svg:y1="18.74cm" svg:x2="8.02cm" svg:y2="1.46cm">
          <text:p/>
        </draw:line>
        <draw:line draw:style-name="gr2" draw:text-style-name="P1" draw:layer="layout" svg:x1="8.02cm" svg:y1="8.4cm" svg:x2="5.04cm" svg:y2="5.76cm">
          <text:p/>
        </draw:line>
        <draw:frame draw:style-name="gr3" draw:text-style-name="P2" draw:layer="layout" svg:width="0.475cm" svg:height="0.309cm" svg:x="7.52cm" svg:y="7.6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3.692cm" svg:height="1.173cm" svg:x="3.82cm" svg:y="1.1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11.7cm" svg:y1="1.34cm" svg:x2="11.7cm" svg:y2="15.48cm">
          <text:p/>
        </draw:line>
        <draw:line draw:style-name="gr5" draw:text-style-name="P1" draw:layer="layout" svg:x1="8.08cm" svg:y1="13.04cm" svg:x2="11.66cm" svg:y2="13.04cm">
          <text:p text:style-name="P2"/>
        </draw:line>
        <draw:frame draw:style-name="gr3" draw:text-style-name="P2" draw:layer="layout" svg:width="0.58cm" svg:height="0.601cm" svg:x="9.637cm" svg:y="13.0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2" draw:layer="layout" svg:width="1.231cm" svg:height="1.173cm" svg:x="19.04cm" svg:y="8.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ircle draw:style-name="gr6" draw:text-style-name="P2" draw:layer="layout" svg:width="2cm" svg:height="2cm" svg:x="7.02cm" svg:y="7.4cm" draw:kind="arc" draw:start-angle="89.85" draw:end-angle="137.37">
          <text:p/>
        </draw:circle>
        <draw:custom-shape draw:style-name="gr7" draw:text-style-name="P1" draw:layer="layout" svg:width="14.3cm" svg:height="14.3cm" svg:x="4.56cm" svg:y="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7cm" svg:y1="8.4cm" svg:x2="5.052cm" svg:y2="5.771cm">
          <text:p/>
        </draw:line>
        <draw:line draw:style-name="gr8" draw:text-style-name="P1" draw:layer="layout" svg:x1="4.36cm" svg:y1="5.76cm" svg:x2="8cm" svg:y2="5.76cm">
          <text:p/>
        </draw:line>
        <draw:circle draw:style-name="gr9" draw:text-style-name="P2" draw:layer="layout" svg:width="2.548cm" svg:height="2.548cm" svg:x="10.4cm" svg:y="7.128cm" draw:kind="arc" draw:start-angle="158.73" draw:end-angle="179.51">
          <text:p/>
        </draw:circle>
        <draw:frame draw:style-name="gr3" draw:text-style-name="P2" draw:layer="layout" svg:width="0.445cm" svg:height="0.327cm" svg:x="10.42cm" svg:y="8.0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ircle draw:style-name="gr9" draw:text-style-name="P2" draw:layer="layout" svg:width="2.548cm" svg:height="2.548cm" draw:transform="rotate (-3.14159265358979) translate (6.327cm 7.032cm)" draw:kind="arc" draw:start-angle="158.73" draw:end-angle="179.51">
          <text:p/>
        </draw:circle>
        <draw:frame draw:style-name="gr3" draw:text-style-name="P2" draw:layer="layout" svg:width="0.445cm" svg:height="0.327cm" svg:x="5.935cm" svg:y="5.7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0.664cm" svg:height="0.61cm" svg:x="8.66cm" svg:y="6.6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4" draw:layer="layout" svg:width="12.105cm" svg:height="0.862cm" svg:x="0.3cm" svg:y="19.958cm">
          <draw:text-box>
            <text:p text:style-name="P3"><text:span text:style-name="T1">* = Diese </text:span><text:span text:style-name="T1">Größen </text:span><text:span text:style-name="T1">seien </text:span><text:span text:style-name="T1">auch auf </text:span><text:span text:style-name="T1">I</text:span><text:span text:style-name="T2">1WN</text:span><text:span text:style-name="T1"> </text:span><text:span text:style-name="T1">normiert</text:span></text:p>
          </draw:text-box>
        </draw:frame>
        <draw:line draw:style-name="gr11" draw:text-style-name="P1" draw:layer="layout" svg:x1="16.127cm" svg:y1="2.76cm" svg:x2="11.779cm" svg:y2="8.3cm">
          <text:p/>
        </draw:line>
        <draw:frame draw:style-name="gr3" draw:text-style-name="P2" draw:layer="layout" svg:width="3.324cm" svg:height="1.173cm" svg:x="13.929cm" svg:y="5.38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2" draw:text-style-name="P5" draw:layer="layout" svg:width="0.1cm" svg:height="0.1cm" svg:x="11.6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14cm" svg:height="0.742cm" svg:x="10.14cm" svg:y="0.418cm">
          <draw:text-box>
            <text:p text:style-name="P3"><text:span text:style-name="T1">K</text:span><text:span text:style-name="T1">i</text:span><text:span text:style-name="T1">p</text:span><text:span text:style-name="T1">p</text:span><text:span text:style-name="T1">p</text:span><text:span text:style-name="T1">u</text:span><text:span text:style-name="T1">n</text:span><text:span text:style-name="T1">k</text:span><text:span text:style-name="T1">t</text:span></text:p>
          </draw:text-box>
        </draw:frame>
        <draw:custom-shape draw:style-name="gr12" draw:text-style-name="P5" draw:layer="layout" svg:width="0.1cm" svg:height="0.1cm" svg:x="11.66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14cm" svg:height="0.742cm" svg:x="10.14cm" svg:y="0.418cm">
          <draw:text-box>
            <text:p text:style-name="P3"><text:span text:style-name="T1">Kipppunkt</text:span></text:p>
          </draw:text-box>
        </draw:frame>
        <draw:frame draw:style-name="gr10" draw:text-style-name="P4" draw:layer="layout" svg:width="3.114cm" svg:height="0.742cm" svg:x="10.16cm" svg:y="15.558cm">
          <draw:text-box>
            <text:p text:style-name="P3"><text:span text:style-name="T1">Kipppunk</text:span><text:span text:style-name="T1">t</text:span></text:p>
          </draw:text-box>
        </draw:frame>
        <draw:custom-shape draw:style-name="gr13" draw:text-style-name="P1" draw:layer="layout" svg:width="7.92cm" svg:height="7.92cm" svg:x="4.06cm" svg:y="4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7cm" svg:y1="17.8cm" svg:x2="11.7cm" svg:y2="16.22cm">
          <text:p/>
        </draw:line>
        <draw:line draw:style-name="gr14" draw:text-style-name="P1" draw:layer="layout" svg:x1="11.78cm" svg:y1="17.4cm" svg:x2="16.6cm" svg:y2="17.4cm">
          <text:p/>
        </draw:line>
        <draw:line draw:style-name="gr15" draw:text-style-name="P1" draw:layer="layout" svg:x1="16.5cm" svg:y1="17.4cm" svg:x2="19.42cm" svg:y2="17.4cm">
          <text:p/>
        </draw:line>
        <draw:line draw:style-name="gr14" draw:text-style-name="P1" draw:layer="layout" svg:x1="11.64cm" svg:y1="17.4cm" svg:x2="6.82cm" svg:y2="17.4cm">
          <text:p/>
        </draw:line>
        <draw:line draw:style-name="gr15" draw:text-style-name="P1" draw:layer="layout" svg:x1="6.92cm" svg:y1="17.4cm" svg:x2="4cm" svg:y2="17.4cm">
          <text:p/>
        </draw:line>
        <draw:frame draw:style-name="gr10" draw:text-style-name="P4" draw:layer="layout" svg:width="2.356cm" svg:height="0.742cm" svg:x="12.24cm" svg:y="16.6cm">
          <draw:text-box>
            <text:p text:style-name="P3"><text:span text:style-name="T1">instabil</text:span></text:p>
          </draw:text-box>
        </draw:frame>
        <draw:frame draw:style-name="gr10" draw:text-style-name="P4" draw:layer="layout" svg:width="1.882cm" svg:height="0.742cm" svg:x="9.36cm" svg:y="16.64cm">
          <draw:text-box>
            <text:p text:style-name="P3"><text:span text:style-name="T1">stabil</text:span></text:p>
          </draw:text-box>
        </draw:frame>
        <draw:line draw:style-name="gr14" draw:text-style-name="P1" draw:layer="layout" svg:x1="8.1cm" svg:y1="18.74cm" svg:x2="14.86cm" svg:y2="18.74cm">
          <text:p/>
        </draw:line>
        <draw:line draw:style-name="gr15" draw:text-style-name="P1" draw:layer="layout" svg:x1="14.82cm" svg:y1="18.74cm" svg:x2="17.74cm" svg:y2="18.74cm">
          <text:p/>
        </draw:line>
        <draw:line draw:style-name="gr14" draw:text-style-name="P1" draw:layer="layout" svg:x1="7.96cm" svg:y1="18.74cm" svg:x2="3.78cm" svg:y2="18.74cm">
          <text:p/>
        </draw:line>
        <draw:line draw:style-name="gr15" draw:text-style-name="P1" draw:layer="layout" svg:x1="3.9cm" svg:y1="18.74cm" svg:x2="1.44cm" svg:y2="18.74cm">
          <text:p/>
        </draw:line>
        <draw:frame draw:style-name="gr10" draw:text-style-name="P4" draw:layer="layout" svg:width="3.44cm" svg:height="0.742cm" svg:x="8.5cm" svg:y="17.978cm">
          <draw:text-box>
            <text:p text:style-name="P3"><text:span text:style-name="T1">untererr</text:span><text:span text:style-name="T1">egt</text:span></text:p>
          </draw:text-box>
        </draw:frame>
        <draw:frame draw:style-name="gr10" draw:text-style-name="P4" draw:layer="layout" svg:width="3.241cm" svg:height="0.742cm" svg:x="4.34cm" svg:y="18cm">
          <draw:text-box>
            <text:p text:style-name="P3"><text:span text:style-name="T1">übererre</text:span><text:span text:style-name="T1">gt</text:span></text:p>
          </draw:text-box>
        </draw:frame>
        <draw:frame draw:style-name="gr3" draw:text-style-name="P2" draw:layer="layout" svg:width="0.589cm" svg:height="0.61cm" svg:x="5.991cm" svg:y="7.14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path draw:style-name="gr16" draw:text-style-name="P6" draw:layer="layout" svg:width="0.276cm" svg:height="0.29cm" svg:x="13.88cm" svg:y="1.2cm" svg:viewBox="0 0 277 291" svg:d="M195 291c-63-20-131-41-195-61 1-5 4-11 6-16 9 3 20 6 30 9 22-66 44-132 67-197-10-3-20-7-31-10 1-6 4-10 5-16 67 20 132 40 200 62-8 18-14 35-21 52-5-3-12-5-19-7 2-11 8-21 12-33-38-12-76-23-113-35-9 25-18 51-27 77 27 8 52 16 79 24 3-9 7-19 10-28 6 2 13 4 20 6-8 25-19 50-26 76-7-2-14-4-21-6 3-9 9-19 11-28-27-10-53-17-79-26-11 32-25 64-35 96 39 12 76 24 113 36 3-10 8-22 13-32 5 2 13 4 19 7-7 16-12 33-18 50z">
            <text:p/>
          </draw:path>
          <draw:path draw:style-name="gr16" draw:text-style-name="P6" draw:layer="layout" svg:width="0.201cm" svg:height="0.193cm" svg:x="14.115cm" svg:y="1.342cm" svg:viewBox="0 0 202 194" svg:d="M186 90l-17-5c3-9 4-15 1-21-3-5-9-10-17-13-13-5-28-4-37 3-10 7-21 19-28 37l-28 74 34 12-5 17-89-31 4-16 27 9 48-131-29-9 7-16 58 20-10 28c8-9 20-15 31-17 12-3 24-1 37 4 4 1 9 4 13 6l16 10z">
            <text:p/>
          </draw:path>
          <draw:path draw:style-name="gr16" draw:text-style-name="P6" draw:layer="layout" svg:width="0.203cm" svg:height="0.193cm" svg:x="14.269cm" svg:y="1.396cm" svg:viewBox="0 0 204 194" svg:d="M188 93l-17-6c3-8 3-15 1-20-2-7-8-10-16-13-15-4-28-6-37 0-11 8-22 20-29 38l-29 73 34 13-7 16-88-32 7-16 25 9 52-130-30-9 7-16 57 21-9 29c8-11 19-15 30-17s24 0 36 5c4 1 8 2 14 6l15 9z">
            <text:p/>
          </draw:path>
          <draw:path draw:style-name="gr16" draw:text-style-name="P6" draw:layer="layout" svg:width="0.173cm" svg:height="0.182cm" svg:x="14.448cm" svg:y="1.476cm" svg:viewBox="0 0 174 183" svg:d="M136 95c7-18 10-33 7-47-4-12-13-21-27-28-12-4-27-4-38 3-10 8-21 19-30 37zM163 124l-122-48v1c-11 21-13 39-9 53s14 26 31 32c11 5 25 6 34 2 10-4 20-10 28-23l23 11c-11 15-25 24-42 28-15 5-33 4-53-5-24-10-40-25-48-46-7-20-7-44 3-69 11-26 26-44 49-52 21-10 43-10 65-2 25 11 41 25 48 46 6 20 4 44-7 72z">
            <text:p/>
          </draw:path>
          <draw:path draw:style-name="gr16" draw:text-style-name="P6" draw:layer="layout" svg:width="0.252cm" svg:height="0.246cm" svg:x="14.599cm" svg:y="1.548cm" svg:viewBox="0 0 253 247" svg:d="M159 119l7-15c8-19 12-34 8-49-3-13-12-22-25-28-15-5-29-6-40 2-12 8-23 24-34 45-9 22-13 40-11 54 2 15 12 24 26 31 13 6 28 6 39-2 11-5 22-20 30-38zM247 73l-29-13-62 138c-10 23-22 37-41 46-19 5-40 4-63-5-10-6-20-10-28-16-8-7-17-12-24-20l14-34 14 6c-3 11-2 21 3 28 5 8 15 14 27 20 14 7 30 7 41 1 10-6 21-18 29-37l10-21c-9 8-19 12-30 13-9 1-22-1-35-7-20-7-32-23-37-43-6-22-4-44 6-69 11-25 27-42 47-52s38-11 59-2c13 5 21 12 27 20 6 9 11 20 12 32l10-25 56 24z">
            <text:p/>
          </draw:path>
          <draw:path draw:style-name="gr16" draw:text-style-name="P6" draw:layer="layout" svg:width="0.171cm" svg:height="0.183cm" svg:x="14.829cm" svg:y="1.637cm" svg:viewBox="0 0 172 184" svg:d="M134 99c8-19 11-35 8-48-1-12-10-21-24-28-13-6-26-5-37 1-11 5-23 16-33 34zM158 128l-117-53-1 1c-10 21-14 39-9 53 1 14 11 24 27 32 12 6 24 7 35 3 10-1 20-8 28-18l21 10c-12 14-26 24-42 25-15 5-32 2-52-7-23-10-37-26-44-48s-5-44 6-69c12-24 28-41 50-51 22-9 43-8 65 3 25 11 39 28 44 48 6 21 2 44-11 71z">
            <text:p/>
          </draw:path>
          <draw:path draw:style-name="gr16" draw:text-style-name="P6" draw:layer="layout" svg:width="0.206cm" svg:height="0.193cm" svg:x="14.977cm" svg:y="1.697cm" svg:viewBox="0 0 207 194" svg:d="M188 102l-15-7c3-8 4-14 2-20-1-5-7-11-14-14-13-7-27-7-37-2-11 7-21 18-30 35l-37 70 32 15-9 15-80-39 7-15 24 11 63-124-28-12 9-15 53 25-13 28c9-9 20-13 32-14 10 0 23 2 33 7 6 3 9 5 14 8l13 11z">
            <text:p/>
          </draw:path>
          <draw:path draw:style-name="gr16" draw:text-style-name="P6" draw:layer="layout" svg:width="0.181cm" svg:height="0.183cm" svg:x="15.126cm" svg:y="1.785cm" svg:viewBox="0 0 182 184" svg:d="M137 158c-8 14-20 22-35 25-14 2-31-2-52-12-10-4-17-11-26-18-9-5-17-13-24-22l19-36 15 7c-5 11-5 21-3 31 4 9 13 18 25 24 11 6 22 8 32 8 7-2 15-7 19-16 3-7 3-14 2-19-2-7-11-16-21-27l-18-18c-9-11-16-20-20-29-2-10-1-20 3-30 8-15 19-23 34-25 13-3 31 0 50 10 8 5 17 10 23 15 8 8 14 15 22 25l-17 34-16-10c4-9 6-19 3-28-3-7-11-16-23-22-10-5-21-8-28-6-8 2-14 6-18 13-3 6-4 12-1 18 2 7 9 16 20 26l17 17c12 12 20 23 22 34 1 8 1 19-4 31z">
            <text:p/>
          </draw:path>
          <draw:path draw:style-name="gr16" draw:text-style-name="P6" draw:layer="layout" svg:width="0.145cm" svg:height="0.232cm" svg:x="15.298cm" svg:y="1.811cm" svg:viewBox="0 0 146 233" svg:d="M90 208c-9 14-18 21-29 24-10 3-22 0-33-6-15-9-26-17-28-28-2-10 3-23 11-39l51-96-22-12 8-16 23 13 25-48 27 15-26 47 49 26-9 15-49-26-53 97c-5 12-9 20-9 26 1 6 4 10 11 13 6 4 13 4 18 1 5-1 10-7 15-17z">
            <text:p/>
          </draw:path>
          <draw:path draw:style-name="gr16" draw:text-style-name="P6" draw:layer="layout" svg:width="0.209cm" svg:height="0.194cm" svg:x="15.379cm" svg:y="1.908cm" svg:viewBox="0 0 210 195" svg:d="M187 110l-15-9c4-8 5-15 4-20s-5-10-13-14c-12-7-25-8-36-3-12 5-21 15-31 31l-40 69 30 17-9 14-77-43 9-15 23 13 67-120-25-14 10-16 50 29-16 27c11-7 22-11 33-12 11 0 21 2 32 10 4 1 10 4 13 7l14 11z">
            <text:p/>
          </draw:path>
          <draw:path draw:style-name="gr16" draw:text-style-name="P6" draw:layer="layout" svg:width="0.171cm" svg:height="0.181cm" svg:x="15.544cm" svg:y="2.015cm" svg:viewBox="0 0 172 182" svg:d="M154 133c-14 23-32 38-52 45-20 8-41 3-63-8-20-13-33-30-38-52-4-23 0-44 14-68 13-24 32-39 54-47 20-6 42-3 63 10 22 12 35 30 39 52s-2 45-17 68zM126 115c12-20 19-39 18-53 0-15-7-28-20-35-13-8-27-10-40-2-12 6-26 20-38 41s-19 40-19 55 9 26 21 35c12 7 25 8 38 1 13-6 26-20 40-42z">
            <text:p/>
          </draw:path>
          <draw:path draw:style-name="gr16" draw:text-style-name="P6" draw:layer="layout" svg:width="0.288cm" svg:height="0.3cm" svg:x="15.677cm" svg:y="2.088cm" svg:viewBox="0 0 289 301" svg:d="M233 301l-65-44 9-15 21 14 49-76c10-14 13-25 14-35 0-9-5-16-15-23-12-6-22-7-33-3-10 4-22 14-32 31l-42 67 20 13-8 15-65-43 9-14 21 13 46-76c10-14 15-26 14-35 2-9-6-17-14-23-11-7-23-8-33-3-11 5-22 15-33 32l-41 67 21 13-9 16-67-44 9-14 23 14 72-119-24-14 9-15 49 31-17 26c10-6 21-11 30-11 12-1 21 2 30 8 10 6 18 16 22 26 3 10 2 21-1 34 11-9 22-12 33-13 12-1 22 3 30 8 14 11 24 23 24 37 1 13-3 30-17 48l-50 78 21 14z">
            <text:p/>
          </draw:path>
          <draw:path draw:style-name="gr16" draw:text-style-name="P6" draw:layer="layout" svg:width="0.236cm" svg:height="0.313cm" svg:x="16.007cm" svg:y="2.247cm" svg:viewBox="0 0 237 314" svg:d="M145 314c-21-16-43-31-63-47 3-6 6-9 8-13 7 3 13 8 19 13 2-28 2-58 1-88-9 2-19 4-31 5-8 14-17 27-27 42 7 4 14 9 21 14-3 5-7 10-11 14-19-14-42-30-62-45 2-6 6-10 9-15 6 6 15 10 21 15 40-60 82-121 123-181-7-5-14-10-22-15 2-5 6-9 10-13 14 9 30 21 45 32-32 45-62 90-93 135 32-5 61-10 94-14-8-5-12-10-20-15 3-5 8-8 10-14 19 15 41 29 60 44-3 5-7 11-10 15-8-6-15-11-22-17-22 3-45 7-67 11 0 36-2 72-1 110 6 3 13 9 18 13-3 5-7 9-10 14z">
            <text:p/>
          </draw:path>
          <draw:path draw:style-name="gr16" draw:text-style-name="P6" draw:layer="layout" svg:width="0.167cm" svg:height="0.179cm" svg:x="16.19cm" svg:y="2.455cm" svg:viewBox="0 0 168 180" svg:d="M145 137c-15 23-36 36-56 41-21 5-41 0-60-15-16-14-27-32-29-54-1-21 4-44 19-66 15-23 36-36 57-42 20-4 42 1 61 16s28 32 30 54-6 44-22 66zM119 117c14-19 23-37 23-52 2-15-3-28-15-37-12-8-25-8-38-3-14 5-27 15-41 36-15 22-23 39-25 53-2 16 5 27 16 36 12 9 26 11 38 5 14-4 27-18 42-38z">
            <text:p/>
          </draw:path>
          <draw:path draw:style-name="gr16" draw:text-style-name="P6" draw:layer="layout" svg:width="0.205cm" svg:height="0.249cm" svg:x="16.305cm" svg:y="2.541cm" svg:viewBox="0 0 206 250" svg:d="M137 250l-60-48 13-15 17 15 50-65c12-17 20-31 21-39 1-10-2-18-12-26s-21-10-32-6c-12 4-24 12-35 29l-48 62 18 15-9 14-60-48 10-14 19 15 84-110-21-17 9-12 43 33-17 24c10-6 22-8 31-7 10 0 19 3 28 11 13 11 21 24 20 38 0 14-8 31-21 49l-56 72 18 16z">
            <text:p/>
          </draw:path>
          <draw:path draw:style-name="gr16" draw:text-style-name="P6" draw:layer="layout" svg:width="0.182cm" svg:height="0.179cm" svg:x="16.465cm" svg:y="2.687cm" svg:viewBox="0 0 183 180" svg:d="M118 161c-10 12-24 19-39 19-14-1-28-8-43-20-7-7-15-14-20-23-5-8-11-17-16-27l25-32 12 12c-8 8-11 18-10 29 1 9 10 19 18 27 9 8 18 12 25 12 8 0 17-3 22-11 3-5 7-10 6-18-1-7-5-18-13-31l-11-19c-7-13-12-23-13-33 1-10 2-19 10-29 9-12 23-19 35-17 14 0 28 5 44 18 6 7 12 13 17 21 5 5 11 16 16 26l-24 29-12-10c7-9 9-18 8-26 0-10-6-18-15-27-9-8-17-11-24-12-7 0-13 3-18 10-5 5-7 11-6 17 0 8 6 17 11 29l12 20c8 13 13 27 12 36 2 10-3 21-9 30z">
            <text:p/>
          </draw:path>
          <draw:path draw:style-name="gr16" draw:text-style-name="P6" draw:layer="layout" svg:width="0.155cm" svg:height="0.218cm" svg:x="16.601cm" svg:y="2.743cm" svg:viewBox="0 0 156 219" svg:d="M79 201c-13 11-22 18-31 18-11 2-21-3-31-12-10-12-17-21-17-31 1-11 6-23 17-37l70-85-20-15 12-14 17 16 35-41 20 19-33 41 38 35-12 12-38-34-69 85c-8 10-14 19-14 24-2 5 1 9 6 14 6 6 10 6 16 5 5-1 10-6 18-14z">
            <text:p/>
          </draw:path>
          <draw:path draw:style-name="gr16" draw:text-style-name="P6" draw:layer="layout" svg:width="0.168cm" svg:height="0.223cm" svg:x="16.683cm" svg:y="2.868cm" svg:viewBox="0 0 169 224" svg:d="M95 224l-36-34 11-15c-8 3-18 1-25-1-9-3-17-8-23-15-14-11-20-25-21-39-3-15 3-29 14-41 12-14 26-22 40-21s29 9 45 24l28 25 8-8c9-11 12-22 12-31 0-11-7-21-16-29-7-8-17-13-24-12-9 0-16 3-25 11l-11-11 23-27c9 4 19 8 28 12 7 4 15 10 20 15 17 16 26 31 26 49 0 17-7 33-21 50l-59 68 17 16zM93 148l23-27-24-24c-10-10-21-14-30-13-8 0-16 5-24 15-7 9-12 18-12 28 1 10 5 20 13 26 9 9 18 11 27 10 11 0 20-6 27-15z">
            <text:p/>
          </draw:path>
          <draw:path draw:style-name="gr16" draw:text-style-name="P6" draw:layer="layout" svg:width="0.202cm" svg:height="0.25cm" svg:x="16.792cm" svg:y="2.975cm" svg:viewBox="0 0 203 251" svg:d="M121 251l-52-54 11-12 18 16 53-61c14-16 22-29 24-37 1-9-2-18-10-26-8-9-20-13-30-10-11 3-24 12-37 27l-52 58 16 17-9 13-53-52 10-13 18 16 90-103-19-18 12-12 39 37-21 22c10-5 22-7 31-5 9 1 18 6 26 13 12 13 18 25 16 39-2 13-12 28-26 46l-62 69 18 16z">
            <text:p/>
          </draw:path>
          <draw:path draw:style-name="gr16" draw:text-style-name="P6" draw:layer="layout" svg:width="0.159cm" svg:height="0.212cm" svg:x="16.949cm" svg:y="3.087cm" svg:viewBox="0 0 160 213" svg:d="M76 196c-11 12-22 17-32 17-9 1-20-5-28-14-11-11-17-22-16-32 2-10 8-22 20-35l74-80-16-18 10-12 17 17 36-39 19 19-36 39 35 37-12 13-35-38-75 80c-9 12-14 19-15 24s2 9 6 14c5 5 9 7 14 6 5 0 11-5 19-12z">
            <text:p/>
          </draw:path>
        </draw:g>
        <draw:g>
          <draw:path draw:style-name="gr17" draw:text-style-name="P7" draw:layer="layout" svg:width="0.232cm" svg:height="0.227cm" svg:x="8.7cm" svg:y="11.973cm" svg:viewBox="0 0 233 228" svg:d="M223 130c12 18 11 35 4 49-8 16-24 28-55 37-12 3-25 7-40 10-15 2-28 1-45 1l-25-43 18-6c10 14 19 25 34 27 14 5 30 5 49-3 18-4 30-15 36-23 6-10 5-20-2-32-6-9-12-16-21-18-8-3-23-5-44-3l-34 2c-24 2-44-2-57-6-14-7-25-17-34-32-9-17-9-32-1-46 10-14 26-24 50-31 12-3 21-6 36-9 13 0 27-2 43-4l24 42-16 7c-9-14-21-23-33-26-13-3-28-3-45 4-16 6-26 12-31 20-6 7-6 18 0 29 6 9 12 15 21 18 12 4 27 5 51 4l30-2c23-2 41 0 54 6 14 5 26 13 33 28z">
            <text:p/>
          </draw:path>
          <draw:path draw:style-name="gr17" draw:text-style-name="P7" draw:layer="layout" svg:width="0.179cm" svg:height="0.182cm" svg:x="8.904cm" svg:y="11.946cm" svg:viewBox="0 0 180 183" svg:d="M174 126c7 13 8 23 3 31-2 8-13 15-27 22-16 5-28 6-38 2-11-3-21-13-28-26l-51-88-24 9-9-15 25-7-25-43 27-11 24 44 51-19 9 13-52 20 51 86c7 11 14 19 19 21s10 2 18-1c7-2 11-6 10-11 2-6 0-10-4-19z">
            <text:p/>
          </draw:path>
          <draw:path draw:style-name="gr17" draw:text-style-name="P7" draw:layer="layout" svg:width="0.222cm" svg:height="0.159cm" svg:x="9.048cm" svg:y="11.926cm" svg:viewBox="0 0 223 160" svg:d="M223 109l-51 21-10-15c-1 9-5 17-11 23-6 5-13 11-26 16-18 6-35 8-48 3-16-4-28-12-36-26-10-15-9-26-2-39 8-12 21-22 41-31l39-14-5-10c-6-10-15-17-26-19-11-3-22-3-35 4-11 4-19 9-22 15-5 7-5 14 0 24l-15 6-16-29c7-6 16-12 23-18 8-4 16-8 25-12 21-8 40-11 57-5 16 4 31 16 42 33l45 70 22-11zM145 88l-16-29-36 15c-14 5-22 12-27 19-2 7-2 16 5 26 6 10 14 16 24 19 10 4 22 1 33-2 11-6 18-12 21-21 4-9 3-17-4-27z">
            <text:p/>
          </draw:path>
          <draw:path draw:style-name="gr17" draw:text-style-name="P7" draw:layer="layout" svg:width="0.181cm" svg:height="0.176cm" svg:x="9.203cm" svg:y="11.833cm" svg:viewBox="0 0 182 177" svg:d="M174 116c9 13 10 23 6 31-3 8-12 17-26 23-15 6-28 8-38 6-10-5-21-14-30-27l-52-84-24 11-8-14 24-10-26-41 26-11 26 40 49-20 9 13-50 20 53 84c9 11 14 20 18 21 6 2 10 1 17-3 8-4 12-6 12-11 1-5-1-11-6-20z">
            <text:p/>
          </draw:path>
          <draw:path draw:style-name="gr17" draw:text-style-name="P7" draw:layer="layout" svg:width="0.177cm" svg:height="0.153cm" svg:x="9.356cm" svg:y="11.798cm" svg:viewBox="0 0 178 154" svg:d="M162 42c14 22 19 41 14 60-6 18-18 32-40 43-22 10-45 12-67 5-23-6-41-19-53-40-13-21-20-41-14-59s21-33 42-42c21-10 43-11 65-6 21 6 38 20 53 39zM131 57c-11-18-25-30-38-37s-28-6-41 1c-14 7-22 16-22 28-1 13 4 28 16 47 11 19 24 32 38 37 15 5 30 6 43 0 13-7 21-16 22-29 2-13-5-29-18-47z">
            <text:p/>
          </draw:path>
          <draw:path draw:style-name="gr17" draw:text-style-name="P7" draw:layer="layout" svg:width="0.168cm" svg:height="0.189cm" svg:x="9.5cm" svg:y="11.703cm" svg:viewBox="0 0 169 190" svg:d="M147 33l-15 7c-4-6-9-10-16-12-6-1-11 1-18 4-12 7-19 16-20 27-3 9 1 23 11 36l40 58 30-17 10 15-80 39-9-13 23-12-69-102-25 13-9-13 50-24 15 23c-1-12 1-22 6-30s14-13 25-20c5-3 7-5 13-7l15-5z">
            <text:p/>
          </draw:path>
          <draw:path draw:style-name="gr17" draw:text-style-name="P7" draw:layer="layout" svg:width="0.17cm" svg:height="0.166cm" svg:x="9.657cm" svg:y="11.647cm" svg:viewBox="0 0 171 167" svg:d="M162 79c8 10 13 22 6 36-6 11-18 23-36 32-9 6-20 9-31 13-10 3-21 5-33 7l-20-29 15-7c7 8 14 13 24 14s22-1 36-7c10-7 17-13 20-20 5-8 3-14-1-20-4-7-11-9-18-9-6-3-17 0-35 3l-22 5c-15 2-29 3-38 1-9-3-17-8-21-16-8-12-11-22-5-35 6-10 16-20 34-30 10-5 17-9 26-11 8-2 20-4 31-6l20 27-14 9c-7-8-16-14-24-15-9-1-20 0-30 7-10 6-17 10-21 16-3 7-3 13 2 20 4 5 10 8 16 10 7 1 17 0 31-3l24-7c17-4 31-4 40-1 10 1 18 7 24 16z">
            <text:p/>
          </draw:path>
          <draw:path draw:style-name="gr17" draw:text-style-name="P7" draw:layer="layout" svg:width="0.186cm" svg:height="0.165cm" svg:x="9.767cm" svg:y="11.56cm" svg:viewBox="0 0 187 166" svg:d="M177 100c7 12 11 21 9 31-3 9-10 17-24 24-14 9-26 12-36 10s-21-10-31-23l-58-77-21 11-8-11 20-13-28-38 25-14 27 39 46-26 11 12-48 27 60 77c8 10 15 15 19 17 5 1 10 1 17-3s10-8 9-12c0-5-2-11-7-20z">
            <text:p/>
          </draw:path>
          <draw:path draw:style-name="gr17" draw:text-style-name="P7" draw:layer="layout" svg:width="0.168cm" svg:height="0.189cm" svg:x="9.885cm" svg:y="11.493cm" svg:viewBox="0 0 169 190" svg:d="M141 29l-14 8c-4-4-11-9-16-9-5-1-12 0-19 4-12 7-18 17-19 28 0 9 3 23 14 35l44 55 29-16 9 11-74 45-11-11 23-15-75-95-24 14-8-13 47-28 16 22c-3-12-2-21 4-29 4-9 12-17 21-23 5-3 9-4 13-6l15-6z">
            <text:p/>
          </draw:path>
          <draw:path draw:style-name="gr17" draw:text-style-name="P7" draw:layer="layout" svg:width="0.169cm" svg:height="0.153cm" svg:x="10.044cm" svg:y="11.424cm" svg:viewBox="0 0 170 154" svg:d="M151 34c15 20 21 36 19 56 0 19-12 36-33 49-20 11-39 17-62 14-22-4-42-15-57-35-15-19-21-37-17-56 3-19 14-35 33-47 19-13 41-17 61-14 22 4 39 15 56 33zM123 51c-13-16-28-26-40-30-14-4-28-3-40 5s-19 18-17 30c2 13 8 29 21 46 14 16 29 27 42 32 13 3 27 2 40-6 12-8 17-20 16-33-1-11-6-27-22-44z">
            <text:p/>
          </draw:path>
          <draw:path draw:style-name="gr17" draw:text-style-name="P7" draw:layer="layout" svg:width="0.318cm" svg:height="0.241cm" svg:x="10.166cm" svg:y="11.259cm" svg:viewBox="0 0 319 242" svg:d="M319 83l-60 45-11-11 19-14-53-57c-9-12-19-19-28-21s-16 0-24 7c-10 7-15 15-14 26 0 11 6 23 18 35l46 52 20-14 10 11-61 44-12-12 21-13-53-58c-9-13-19-20-27-21-9-3-16-2-25 5-11 7-14 16-15 26 1 11 7 22 18 36l46 52 20-15 9 12-63 44-10-12 20-14-79-91-21 15-10-13 44-29 18 21c-3-11-2-21 1-31 1-8 8-15 16-21 10-6 21-10 31-10s20 2 29 8c-3-10-4-20 0-31 3-7 8-17 16-23 14-8 27-12 39-11 13 4 26 12 41 28l55 59 19-15z">
            <text:p/>
          </draw:path>
          <draw:path draw:style-name="gr17" draw:text-style-name="P7" draw:layer="layout" svg:width="0.283cm" svg:height="0.214cm" svg:x="10.422cm" svg:y="11.056cm" svg:viewBox="0 0 284 215" svg:d="M284 102c-19 16-40 34-57 50-5-3-8-8-13-11 7-5 14-10 18-14-26-4-52-10-78-14-1 10-2 18-3 27 11 11 20 21 30 31 6-6 13-10 19-16 3 3 7 8 11 11-20 17-40 33-58 49-4-4-7-7-11-12 5-5 12-10 18-14-44-47-88-92-130-139-5 5-12 10-19 15-3-4-7-6-11-11 12-10 27-22 41-33 31 36 65 71 97 105 1-27 7-56 9-83-6 4-11 9-17 14-5-4-7-8-11-12 18-14 35-29 52-45 3 4 8 8 10 11-5 5-13 12-19 17-2 20-3 40-6 61 35 5 66 11 101 18 4-6 11-10 17-16 2 4 8 8 10 11z">
            <text:p/>
          </draw:path>
          <draw:path draw:style-name="gr17" draw:text-style-name="P7" draw:layer="layout" svg:width="0.16cm" svg:height="0.151cm" svg:x="10.633cm" svg:y="10.971cm" svg:viewBox="0 0 161 152" svg:d="M133 25c18 18 26 35 28 54 1 20-7 36-22 52-16 16-35 23-56 21-19-1-39-8-56-26-16-17-26-36-27-55-1-18 9-36 25-51s35-21 54-20c18 0 38 9 54 25zM111 47c-15-16-28-24-42-27-12-2-26 0-35 10-8 9-14 20-11 33 3 12 11 27 26 42 16 16 30 24 45 27 12 3 23 0 34-10 10-10 16-21 11-33-1-13-11-27-28-42z">
            <text:p/>
          </draw:path>
          <draw:path draw:style-name="gr17" draw:text-style-name="P7" draw:layer="layout" svg:width="0.223cm" svg:height="0.189cm" svg:x="10.73cm" svg:y="10.842cm" svg:viewBox="0 0 224 190" svg:d="M224 70l-47 52-12-10 15-17-52-49c-14-12-24-20-33-20-9-3-16 1-24 9s-12 19-9 28c2 11 9 22 21 34l51 47 15-17 12 11-51 52-10-11 15-17-87-82-18 17-10-11 34-35 20 19c-3-11-5-21-2-30 0-9 4-17 12-24 11-11 23-17 34-16 13 2 26 10 41 23l60 54 15-17z">
            <text:p/>
          </draw:path>
          <draw:path draw:style-name="gr17" draw:text-style-name="P7" draw:layer="layout" svg:width="0.153cm" svg:height="0.169cm" svg:x="10.874cm" svg:y="10.72cm" svg:viewBox="0 0 154 170" svg:d="M140 62c10 9 15 21 14 33 1 14-6 28-20 42-6 6-12 13-19 18-7 6-16 10-26 15l-26-23 10-12c8 8 17 11 25 10 8-2 18-7 26-16s13-16 11-24c2-7-2-14-9-20-3-4-9-6-14-6-7 1-16 5-29 13l-17 9c-11 6-22 10-29 11-9 0-17-4-24-10-11-10-14-21-13-34 0-12 7-24 19-37 5-7 10-12 17-16s14-10 23-15l25 22-9 12c-8-6-17-9-24-8s-16 6-23 14-9 15-10 21c-2 7 2 12 6 17s11 6 16 6 14-4 25-9l16-12c15-8 25-11 34-11 8 0 17 3 25 10z">
            <text:p/>
          </draw:path>
          <draw:path draw:style-name="gr17" draw:text-style-name="P7" draw:layer="layout" svg:width="0.187cm" svg:height="0.142cm" svg:x="10.925cm" svg:y="10.622cm" svg:viewBox="0 0 188 143" svg:d="M171 68c10 10 16 20 17 29s-4 18-11 27c-10 13-18 18-28 19-9 1-18-4-31-16l-71-61-15 17-11-12 13-15-34-32 17-19 34 31 29-36 11 11-29 35 72 62c10 8 17 13 21 15 5 0 9-2 13-8 4-5 5-10 3-16-2-5-5-9-12-16z">
            <text:p/>
          </draw:path>
          <draw:path draw:style-name="gr17" draw:text-style-name="P7" draw:layer="layout" svg:width="0.185cm" svg:height="0.155cm" svg:x="11.032cm" svg:y="10.529cm" svg:viewBox="0 0 186 156" svg:d="M186 57l-27 39-13-10c2 9 3 17 1 24-2 8-7 17-12 22-10 13-20 21-33 23-11 3-24-2-36-11-12-10-18-23-17-36-1-15 4-28 17-44l20-28-8-6c-8-8-17-11-26-10-9 0-16 6-25 17-4 6-6 15-6 22 1 7 2 15 8 23l-7 9-22-20c2-8 4-16 8-24 2-8 6-14 12-21 12-15 22-25 37-25 13-3 29 3 43 16l61 48 12-17zM122 65l-25-19-18 26c-8 9-11 17-10 26 2 8 5 16 14 23 8 7 16 9 24 8 9 0 17-5 23-13 5-9 9-17 6-27-1-8-6-17-14-24z">
            <text:p/>
          </draw:path>
          <draw:path draw:style-name="gr17" draw:text-style-name="P7" draw:layer="layout" svg:width="0.2cm" svg:height="0.189cm" svg:x="11.112cm" svg:y="10.381cm" svg:viewBox="0 0 201 190" svg:d="M201 60l-35 56-12-9 11-17-56-45c-15-11-26-18-32-17-9-1-14 3-20 11-7 9-8 19-6 29 5 10 13 21 26 31l53 42 13-17 11 8-38 58-12-10 13-18-92-75-14 19-11-8 27-39 20 16c-6-11-9-20-7-28-2-10 1-19 7-27 9-13 17-18 28-20 11 1 25 7 40 20l63 48 12-18z">
            <text:p/>
          </draw:path>
          <draw:path draw:style-name="gr17" draw:text-style-name="P7" draw:layer="layout" svg:width="0.18cm" svg:height="0.138cm" svg:x="11.178cm" svg:y="10.26cm" svg:viewBox="0 0 181 139" svg:d="M162 63c11 10 16 18 19 27 2 9-1 19-6 30-8 11-15 19-23 19s-19-4-30-13l-75-58-12 18-9-9 9-18-35-28 11-20 37 28 21-39 11 9-22 39 75 58c11 8 17 12 21 11s8-2 10-8c3-5 5-10 3-15-2-4-6-9-14-16z">
            <text:p/>
          </draw:path>
        </draw:g>
        <draw:frame draw:style-name="gr10" draw:text-style-name="P4" draw:layer="layout" svg:width="1.192cm" svg:height="0.742cm" svg:x="3.988cm" svg:y="5.058cm">
          <draw:text-box>
            <text:p text:style-name="P3"><text:span text:style-name="T1">A</text:span><text:span text:style-name="T1">P</text:span></text:p>
          </draw:text-box>
        </draw:frame>
        <draw:custom-shape draw:style-name="gr12" draw:text-style-name="P5" draw:layer="layout" svg:width="0.1cm" svg:height="0.1cm" svg:x="4.9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cm" svg:y1="8.32cm" svg:x2="3cm" svg:y2="3.5cm">
          <text:p/>
        </draw:line>
        <draw:line draw:style-name="gr15" draw:text-style-name="P1" draw:layer="layout" svg:x1="3cm" svg:y1="3.6cm" svg:x2="3cm" svg:y2="0.68cm">
          <text:p/>
        </draw:line>
        <draw:line draw:style-name="gr14" draw:text-style-name="P1" draw:layer="layout" svg:x1="3cm" svg:y1="8.5cm" svg:x2="3cm" svg:y2="13.32cm">
          <text:p/>
        </draw:line>
        <draw:line draw:style-name="gr15" draw:text-style-name="P1" draw:layer="layout" svg:x1="3cm" svg:y1="13.22cm" svg:x2="3cm" svg:y2="16.14cm">
          <text:p/>
        </draw:line>
        <draw:frame draw:style-name="gr10" draw:text-style-name="P4" draw:layer="layout" svg:width="3.851cm" svg:height="0.742cm" draw:transform="rotate (1.5707963267949) translate (2.238cm 7.94cm)">
          <draw:text-box>
            <text:p text:style-name="P3"><text:span text:style-name="T1">Motorbetrieb</text:span></text:p>
          </draw:text-box>
        </draw:frame>
        <draw:frame draw:style-name="gr10" draw:text-style-name="P4" draw:layer="layout" svg:width="4.875cm" svg:height="0.742cm" draw:transform="rotate (1.5707963267949) translate (2.238cm 13.741cm)">
          <draw:text-box>
            <text:p text:style-name="P3"><text:span text:style-name="T1">Generato</text:span><text:span text:style-name="T1">rbetri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11:44.819804862</meta:creation-date>
    <dc:date>2017-02-19T09:50:43.613633891</dc:date>
    <meta:editing-duration>PT3H45M</meta:editing-duration>
    <meta:editing-cycles>91</meta:editing-cycles>
    <meta:generator>LibreOffice/5.3.0.3$Linux_X86_64 LibreOffice_project/30m0$Build-3</meta:generator>
    <meta:document-statistic meta:object-count="90"/>
  </office:meta>
</office:document-meta>
</file>

<file path=Object 1/content.xml><?xml version="1.0" encoding="utf-8"?>
<math xmlns="http://www.w3.org/1998/Math/MathML" display="block">
  <semantics>
    <mi mathvariant="normal">φ</mi>
    <annotation encoding="StarMath 5.0">%varphi</annotation>
  </semantics>
</math>
</file>

<file path=Object 12/content.xml><?xml version="1.0" encoding="utf-8"?>
<math xmlns="http://www.w3.org/1998/Math/MathML" display="block">
  <semantics>
    <msubsup>
      <munder accentunder="true">
        <mi>I</mi>
        <mo>̲</mo>
      </munder>
      <mi>I</mi>
      <mtext>*</mtext>
    </msubsup>
    <annotation encoding="StarMath 5.0">{underline I}_I^"*"</annotation>
  </semantics>
</math>
</file>

<file path=Object 2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3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4/content.xml><?xml version="1.0" encoding="utf-8"?>
<math xmlns="http://www.w3.org/1998/Math/MathML" display="block">
  <semantics>
    <mfrac>
      <mrow>
        <mo stretchy="false">−</mo>
        <msub>
          <mi>I</mi>
          <mrow>
            <mn>1</mn>
            <mi>B</mi>
          </mrow>
        </msub>
      </mrow>
      <msub>
        <mi>I</mi>
        <mrow>
          <mn>1</mn>
          <mi mathvariant="italic">WN</mi>
        </mrow>
      </msub>
    </mfrac>
    <annotation encoding="StarMath 5.0">-I_1B over I_1WN</annotation>
  </semantics>
</math>
</file>

<file path=Object 5/content.xml><?xml version="1.0" encoding="utf-8"?>
<math xmlns="http://www.w3.org/1998/Math/MathML" display="block">
  <semantics>
    <msubsup>
      <munder accentunder="true">
        <mi>I</mi>
        <mo>̲</mo>
      </munder>
      <mi mathvariant="italic">II</mi>
      <mtext>*</mtext>
    </msubsup>
    <annotation encoding="StarMath 5.0">{underline I}_II^"*"</annotation>
  </semantics>
</math>
</file>

<file path=Object 6/content.xml><?xml version="1.0" encoding="utf-8"?>
<math xmlns="http://www.w3.org/1998/Math/MathML" display="block">
  <semantics>
    <mrow>
      <mrow>
        <mfrac>
          <msub>
            <mi>M</mi>
            <mi mathvariant="italic">iK</mi>
          </msub>
          <msub>
            <mi>M</mi>
            <mtext>iN</mtext>
          </msub>
        </mfrac>
        <mo stretchy="false">=</mo>
        <mfrac>
          <msub>
            <mi>I</mi>
            <mi>I</mi>
          </msub>
          <msub>
            <mi>I</mi>
            <mrow>
              <mn>1</mn>
              <mi mathvariant="italic">WN</mi>
            </mrow>
          </msub>
        </mfrac>
      </mrow>
      <mspace width="2em"/>
      <mfrac>
        <msub>
          <mi>I</mi>
          <mi>e</mi>
        </msub>
        <msub>
          <mi>I</mi>
          <mrow>
            <mi>e</mi>
            <mn>0</mn>
          </mrow>
        </msub>
      </mfrac>
    </mrow>
    <annotation encoding="StarMath 5.0">M_iK over M_"iN" = I_I over I_1WN ~ I_e over I_e0</annotation>
  </semantics>
</math>
</file>

<file path=Object 7/content.xml><?xml version="1.0" encoding="utf-8"?>
<math xmlns="http://www.w3.org/1998/Math/MathML" display="block">
  <semantics>
    <mrow>
      <mfrac>
        <msub>
          <mi>I</mi>
          <mrow>
            <mn>1</mn>
            <mi>W</mi>
          </mrow>
        </msub>
        <msub>
          <mi>I</mi>
          <mrow>
            <mn>1</mn>
            <mi mathvariant="italic">WN</mi>
          </mrow>
        </msub>
      </mfrac>
      <mo stretchy="false">=</mo>
      <mfrac>
        <msub>
          <mi>M</mi>
          <mi>i</mi>
        </msub>
        <msub>
          <mi>M</mi>
          <mtext>iN</mtext>
        </msub>
      </mfrac>
      <mo stretchy="false">=</mo>
      <mfrac>
        <msub>
          <mi>P</mi>
          <mn>1</mn>
        </msub>
        <msub>
          <mi>P</mi>
          <mrow>
            <mn>1</mn>
            <mi>N</mi>
          </mrow>
        </msub>
      </mfrac>
    </mrow>
    <annotation encoding="StarMath 5.0">I_1W over I_1WN = M_i over M_"iN" = P_1 over P_1N</annotation>
  </semantics>
</math>
</file>

<file path=Object 8/content.xml><?xml version="1.0" encoding="utf-8"?>
<math xmlns="http://www.w3.org/1998/Math/MathML" display="block">
  <semantics>
    <msubsup>
      <munder accentunder="true">
        <mi>I</mi>
        <mo>̲</mo>
      </munder>
      <mn>1</mn>
      <mtext>*</mtext>
    </msubsup>
    <annotation encoding="StarMath 5.0">{underline I}_1^"*"</annotation>
  </semantics>
</math>
</file>